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60" style:family="table">
      <style:table-properties style:width="16.505cm" fo:margin-left="-0.208cm" fo:margin-top="0cm" fo:margin-bottom="0cm" table:align="left" style:writing-mode="lr-tb"/>
    </style:style>
    <style:style style:name="Tabela60.A" style:family="table-column">
      <style:table-column-properties style:column-width="1.901cm"/>
    </style:style>
    <style:style style:name="Tabela60.B" style:family="table-column">
      <style:table-column-properties style:column-width="4.189cm"/>
    </style:style>
    <style:style style:name="Tabela60.C" style:family="table-column">
      <style:table-column-properties style:column-width="2.311cm"/>
    </style:style>
    <style:style style:name="Tabela60.D" style:family="table-column">
      <style:table-column-properties style:column-width="5.205cm"/>
    </style:style>
    <style:style style:name="Tabela60.E" style:family="table-column">
      <style:table-column-properties style:column-width="2.898cm"/>
    </style:style>
    <style:style style:name="Tabela60.1" style:family="table-row">
      <style:table-row-properties style:min-row-height="0.624cm" fo:keep-together="auto"/>
    </style:style>
    <style:style style:name="Tabela60.A1" style:family="table-cell">
      <style:table-cell-properties style:vertical-align="middle"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ela60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ela60.A3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48" style:family="table">
      <style:table-properties style:width="16.201cm" fo:margin-left="-0.208cm" fo:margin-top="0cm" fo:margin-bottom="0cm" table:align="left" style:writing-mode="lr-tb"/>
    </style:style>
    <style:style style:name="Tabela48.A" style:family="table-column">
      <style:table-column-properties style:column-width="1.949cm"/>
    </style:style>
    <style:style style:name="Tabela48.B" style:family="table-column">
      <style:table-column-properties style:column-width="4.75cm"/>
    </style:style>
    <style:style style:name="Tabela48.C" style:family="table-column">
      <style:table-column-properties style:column-width="2.362cm"/>
    </style:style>
    <style:style style:name="Tabela48.D" style:family="table-column">
      <style:table-column-properties style:column-width="4.299cm"/>
    </style:style>
    <style:style style:name="Tabela48.E" style:family="table-column">
      <style:table-column-properties style:column-width="2.842cm"/>
    </style:style>
    <style:style style:name="Tabela48.1" style:family="table-row">
      <style:table-row-properties style:min-row-height="0.624cm" fo:keep-together="auto"/>
    </style:style>
    <style:style style:name="Tabela48.A1" style:family="table-cell">
      <style:table-cell-properties style:vertical-align="middle"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ela48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ela48.A7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text-properties officeooo:paragraph-rsid="001d3ea2"/>
    </style:style>
    <style:style style:name="P2" style:family="paragraph" style:parent-style-name="caption">
      <style:text-properties officeooo:paragraph-rsid="001d3ea2"/>
    </style:style>
    <style:style style:name="P3" style:family="paragraph" style:parent-style-name="Standard">
      <style:text-properties style:font-name="Arial" fo:font-size="10pt" officeooo:paragraph-rsid="001d3ea2" style:font-size-asian="10pt" style:font-name-complex="Arial1" style:font-size-complex="10pt"/>
    </style:style>
    <style:style style:name="P4" style:family="paragraph" style:parent-style-name="Standard">
      <style:text-properties style:font-name="Arial" fo:font-size="10pt" officeooo:rsid="001f0be7" officeooo:paragraph-rsid="001f0be7" style:font-size-asian="10pt" style:font-name-complex="Arial1" style:font-size-complex="10pt"/>
    </style:style>
    <style:style style:name="P5" style:family="paragraph" style:parent-style-name="Standard">
      <style:text-properties style:font-name="Arial" fo:font-size="10pt" officeooo:rsid="0021447e" officeooo:paragraph-rsid="0021447e" style:font-size-asian="10pt" style:font-name-complex="Arial1" style:font-size-complex="10pt"/>
    </style:style>
    <style:style style:name="P6" style:family="paragraph" style:parent-style-name="Standard">
      <style:text-properties style:font-name="Arial" fo:font-size="10pt" officeooo:rsid="002635b0" officeooo:paragraph-rsid="002635b0" style:font-size-asian="10pt" style:font-name-complex="Arial1" style:font-size-complex="10pt"/>
    </style:style>
    <style:style style:name="P7" style:family="paragraph" style:parent-style-name="Standard">
      <style:text-properties officeooo:paragraph-rsid="00222ace"/>
    </style:style>
    <style:style style:name="P8" style:family="paragraph" style:parent-style-name="Standard">
      <style:text-properties officeooo:rsid="00222ace" officeooo:paragraph-rsid="00222ace"/>
    </style:style>
    <style:style style:name="P9" style:family="paragraph" style:parent-style-name="Standard">
      <style:text-properties officeooo:rsid="00242975" officeooo:paragraph-rsid="00242975"/>
    </style:style>
    <style:style style:name="P10" style:family="paragraph" style:parent-style-name="Standard">
      <style:text-properties officeooo:paragraph-rsid="00242975"/>
    </style:style>
    <style:style style:name="P11" style:family="paragraph" style:parent-style-name="Standard">
      <style:text-properties officeooo:rsid="002635b0" officeooo:paragraph-rsid="002635b0"/>
    </style:style>
    <style:style style:name="P12" style:family="paragraph" style:parent-style-name="Standard">
      <style:text-properties officeooo:rsid="0028c217" officeooo:paragraph-rsid="0028c217"/>
    </style:style>
    <style:style style:name="P13" style:family="paragraph" style:parent-style-name="caption">
      <style:text-properties officeooo:paragraph-rsid="00222ace"/>
    </style:style>
    <style:style style:name="P14" style:family="paragraph" style:parent-style-name="LegendaAutor">
      <style:text-properties officeooo:paragraph-rsid="001d3ea2"/>
    </style:style>
    <style:style style:name="P15" style:family="paragraph" style:parent-style-name="LegendaAutor">
      <style:text-properties officeooo:rsid="001f0be7" officeooo:paragraph-rsid="001f0be7"/>
    </style:style>
    <style:style style:name="P16" style:family="paragraph" style:parent-style-name="LegendaAutor">
      <style:text-properties officeooo:rsid="0021447e" officeooo:paragraph-rsid="0021447e"/>
    </style:style>
    <style:style style:name="P17" style:family="paragraph" style:parent-style-name="LegendaAutor">
      <style:text-properties officeooo:paragraph-rsid="00222ac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22ace" style:font-size-asian="10pt" style:font-name-complex="Arial1" style:font-size-complex="10pt"/>
    </style:style>
    <style:style style:name="T3" style:family="text">
      <style:text-properties style:font-name="Arial" fo:font-size="10pt" officeooo:rsid="00242975" style:font-size-asian="10pt" style:font-name-complex="Arial1" style:font-size-complex="10pt"/>
    </style:style>
    <style:style style:name="T4" style:family="text">
      <style:text-properties style:font-name="Arial" fo:font-size="10pt" officeooo:rsid="002596be" style:font-size-asian="10pt" style:font-name-complex="Arial1" style:font-size-complex="10pt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style:font-style-asian="normal" style:font-name-complex="Arial1"/>
    </style:style>
    <style:style style:name="T7" style:family="text">
      <style:text-properties fo:font-style="normal" officeooo:rsid="001f0be7" style:font-style-asian="normal" style:font-name-complex="Arial1"/>
    </style:style>
    <style:style style:name="T8" style:family="text">
      <style:text-properties fo:font-style="normal" officeooo:rsid="002480de" style:font-style-asian="normal" style:font-name-complex="Arial1"/>
    </style:style>
    <style:style style:name="T9" style:family="text">
      <style:text-properties officeooo:rsid="001f0be7"/>
    </style:style>
    <style:style style:name="T10" style:family="text">
      <style:text-properties officeooo:rsid="0026fb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6">Tabela </text:span><text:span text:style-name="T6"><text:sequence text:ref-name="refTable0" text:name="Table" text:formula="ooow:Table+1" style:num-format="1">1</text:sequence></text:span><text:span text:style-name="T6"> - Dicionário da Entidade </text:span><text:span text:style-name="T5">- </text:span><text:span text:style-name="T7">Profile</text:span></text:p>
      <table:table table:name="Tabela60" table:style-name="Tabela60">
        <table:table-column table:style-name="Tabela60.A"/>
        <table:table-column table:style-name="Tabela60.B"/>
        <table:table-column table:style-name="Tabela60.C"/>
        <table:table-column table:style-name="Tabela60.D"/>
        <table:table-column table:style-name="Tabela60.E"/>
        <table:table-row table:style-name="Tabela60.1">
          <table:table-cell table:style-name="Tabela60.A1" office:value-type="string">
            <text:p text:style-name="P1"><text:span text:style-name="Strong"><text:span text:style-name="T1">Posição</text:span></text:span></text:p>
          </table:table-cell>
          <table:table-cell table:style-name="Tabela60.A1" office:value-type="string">
            <text:p text:style-name="P1"><text:span text:style-name="Strong"><text:span text:style-name="T1">Campo</text:span></text:span></text:p>
          </table:table-cell>
          <table:table-cell table:style-name="Tabela60.A1" office:value-type="string">
            <text:p text:style-name="P1"><text:span text:style-name="Strong"><text:span text:style-name="T1">Tipo</text:span></text:span></text:p>
          </table:table-cell>
          <table:table-cell table:style-name="Tabela60.A1" office:value-type="string">
            <text:p text:style-name="P1"><text:span text:style-name="Strong"><text:span text:style-name="T1">Descrição</text:span></text:span></text:p>
          </table:table-cell>
          <table:table-cell table:style-name="Tabela60.A1" office:value-type="string">
            <text:p text:style-name="P1"><text:span text:style-name="Strong"><text:span text:style-name="T1">Observação</text:span></text:span></text:p>
          </table:table-cell>
        </table:table-row>
        <table:table-row table:style-name="Tabela60.1">
          <table:table-cell table:style-name="Tabela60.A2" office:value-type="string">
            <text:p text:style-name="P4">1</text:p>
          </table:table-cell>
          <table:table-cell table:style-name="Tabela60.A2" office:value-type="string">
            <text:p text:style-name="P4">id</text:p>
          </table:table-cell>
          <table:table-cell table:style-name="Tabela60.A2" office:value-type="string">
            <text:p text:style-name="P6">Integer</text:p>
          </table:table-cell>
          <table:table-cell table:style-name="Tabela60.A2" office:value-type="string">
            <text:p text:style-name="P3">Identificação da tabela.</text:p>
          </table:table-cell>
          <table:table-cell table:style-name="Tabela60.A2" office:value-type="string">
            <text:p text:style-name="P3">Primary Key</text:p>
          </table:table-cell>
        </table:table-row>
        <table:table-row table:style-name="Tabela60.1">
          <table:table-cell table:style-name="Tabela60.A3" office:value-type="string">
            <text:p text:style-name="P4">2</text:p>
          </table:table-cell>
          <table:table-cell table:style-name="Tabela60.A3" office:value-type="string">
            <text:p text:style-name="P3">nome</text:p>
          </table:table-cell>
          <table:table-cell table:style-name="Tabela60.A3" office:value-type="string">
            <text:p text:style-name="P6">String</text:p>
          </table:table-cell>
          <table:table-cell table:style-name="Tabela60.A3" office:value-type="string">
            <text:p text:style-name="P3">Nome da permissão.</text:p>
          </table:table-cell>
          <table:table-cell table:style-name="Tabela60.A3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3</text:p>
          </table:table-cell>
          <table:table-cell table:style-name="Tabela60.A2" office:value-type="string">
            <text:p text:style-name="P3">aprovar_solicitacao_subordinado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Aprovar solicitação de subordinados 1=sim, 2 =não.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4</text:p>
          </table:table-cell>
          <table:table-cell table:style-name="Tabela60.A2" office:value-type="string">
            <text:p text:style-name="P3"><text:span text:style-name="T9">e</text:span>xcluir_solicitacao_subordinado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Excluir solicitação após providencia tomada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5</text:p>
          </table:table-cell>
          <table:table-cell table:style-name="Tabela60.A2" office:value-type="string">
            <text:p text:style-name="P3"><text:span text:style-name="T9">s</text:span>olicitar_dispensa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solicitar dispensa.</text:p>
          </table:table-cell>
          <table:table-cell table:style-name="Tabela60.A2" office:value-type="string">
            <text:p text:style-name="P3">Null</text:p>
          </table:table-cell>
        </table:table-row>
        <table:table-row table:style-name="Tabela60.1">
          <table:table-cell table:style-name="Tabela60.A2" office:value-type="string">
            <text:p text:style-name="P4">6</text:p>
          </table:table-cell>
          <table:table-cell table:style-name="Tabela60.A2" office:value-type="string">
            <text:p text:style-name="P3"><text:span text:style-name="T9">s</text:span>olicitar_licenca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solicitar dispensa.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7</text:p>
          </table:table-cell>
          <table:table-cell table:style-name="Tabela60.A2" office:value-type="string">
            <text:p text:style-name="P3"><text:span text:style-name="T9">e</text:span>ditar_mapa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editar mapas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8</text:p>
          </table:table-cell>
          <table:table-cell table:style-name="Tabela60.A2" office:value-type="string">
            <text:p text:style-name="P3"><text:span text:style-name="T9">s</text:span>olicitar_dispensa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solicitar dispensa.</text:p>
          </table:table-cell>
          <table:table-cell table:style-name="Tabela60.A2" office:value-type="string">
            <text:p text:style-name="P3">Null</text:p>
          </table:table-cell>
        </table:table-row>
        <table:table-row table:style-name="Tabela60.1">
          <table:table-cell table:style-name="Tabela60.A2" office:value-type="string">
            <text:p text:style-name="P4">9</text:p>
          </table:table-cell>
          <table:table-cell table:style-name="Tabela60.A2" office:value-type="string">
            <text:p text:style-name="P3"><text:span text:style-name="T9">i</text:span>mprimir_relatorio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imprimir relatórios.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2" office:value-type="string">
            <text:p text:style-name="P4">10</text:p>
          </table:table-cell>
          <table:table-cell table:style-name="Tabela60.A2" office:value-type="string">
            <text:p text:style-name="P3">visualizar_relatorios</text:p>
          </table:table-cell>
          <table:table-cell table:style-name="Tabela60.A2" office:value-type="string">
            <text:p text:style-name="P3">Boolean</text:p>
          </table:table-cell>
          <table:table-cell table:style-name="Tabela60.A2" office:value-type="string">
            <text:p text:style-name="P3">Pode visualizar relatórios.</text:p>
          </table:table-cell>
          <table:table-cell table:style-name="Tabela60.A2" office:value-type="string">
            <text:p text:style-name="P3">Not null</text:p>
          </table:table-cell>
        </table:table-row>
        <table:table-row table:style-name="Tabela60.1">
          <table:table-cell table:style-name="Tabela60.A3" office:value-type="string">
            <text:p text:style-name="P4">1<text:span text:style-name="T10">1</text:span></text:p>
          </table:table-cell>
          <table:table-cell table:style-name="Tabela60.A3" office:value-type="string">
            <text:p text:style-name="P4">posto_graduacao_id</text:p>
          </table:table-cell>
          <table:table-cell table:style-name="Tabela60.A3" office:value-type="string">
            <text:p text:style-name="P6">Integer</text:p>
          </table:table-cell>
          <table:table-cell table:style-name="Tabela60.A3" office:value-type="string">
            <text:p text:style-name="P4">Chave estrangeira da Tabela Posto_Graduacao.</text:p>
          </table:table-cell>
          <table:table-cell table:style-name="Tabela60.A3" office:value-type="string">
            <text:p text:style-name="P15">Not null</text:p>
          </table:table-cell>
        </table:table-row>
        <table:table-row table:style-name="Tabela60.1">
          <table:table-cell table:style-name="Tabela60.A3" office:value-type="string">
            <text:p text:style-name="P5">1<text:span text:style-name="T10">2</text:span></text:p>
          </table:table-cell>
          <table:table-cell table:style-name="Tabela60.A3" office:value-type="string">
            <text:p text:style-name="P5">created_at</text:p>
          </table:table-cell>
          <table:table-cell table:style-name="Tabela60.A3" office:value-type="string">
            <text:p text:style-name="P5">Date Time</text:p>
          </table:table-cell>
          <table:table-cell table:style-name="Tabela60.A3" office:value-type="string">
            <text:p text:style-name="P5">Data de criação da tabela</text:p>
          </table:table-cell>
          <table:table-cell table:style-name="Tabela60.A3" office:value-type="string">
            <text:p text:style-name="P16">Null</text:p>
          </table:table-cell>
        </table:table-row>
        <table:table-row table:style-name="Tabela60.1">
          <table:table-cell table:style-name="Tabela60.A3" office:value-type="string">
            <text:p text:style-name="P5">1<text:span text:style-name="T10">3</text:span></text:p>
          </table:table-cell>
          <table:table-cell table:style-name="Tabela60.A3" office:value-type="string">
            <text:p text:style-name="P5">upodated_at</text:p>
          </table:table-cell>
          <table:table-cell table:style-name="Tabela60.A3" office:value-type="string">
            <text:p text:style-name="P5">Date Time</text:p>
          </table:table-cell>
          <table:table-cell table:style-name="Tabela60.A3" office:value-type="string">
            <text:p text:style-name="P5">Data de última alteração da Tabela.</text:p>
          </table:table-cell>
          <table:table-cell table:style-name="Tabela60.A3" office:value-type="string">
            <text:p text:style-name="P16">Null</text:p>
          </table:table-cell>
        </table:table-row>
      </table:table>
      <text:p text:style-name="P14">Fonte: O Autor (2016)</text:p>
      <text:p text:style-name="P14"/>
      <text:p text:style-name="P14"/>
      <text:p text:style-name="P13"><text:span text:style-name="T6">Tabela </text:span><text:span text:style-name="T6"><text:sequence text:ref-name="refTable47" text:name="Table" text:formula="ooow:Table+1" style:num-format="1">2</text:sequence></text:span><text:span text:style-name="T6"> - Dicionário da Entidade </text:span><text:span text:style-name="T5">- </text:span><text:span text:style-name="T6">Uniform</text:span><text:span text:style-name="T8">s</text:span></text:p>
      <table:table table:name="Tabela48" table:style-name="Tabela48">
        <table:table-column table:style-name="Tabela48.A"/>
        <table:table-column table:style-name="Tabela48.B"/>
        <table:table-column table:style-name="Tabela48.C"/>
        <table:table-column table:style-name="Tabela48.D"/>
        <table:table-column table:style-name="Tabela48.E"/>
        <table:table-row table:style-name="Tabela48.1">
          <table:table-cell table:style-name="Tabela48.A1" office:value-type="string">
            <text:p text:style-name="P7"><text:span text:style-name="Strong"><text:span text:style-name="T1">Posição</text:span></text:span></text:p>
          </table:table-cell>
          <table:table-cell table:style-name="Tabela48.A1" office:value-type="string">
            <text:p text:style-name="P7"><text:span text:style-name="Strong"><text:span text:style-name="T1">Campo</text:span></text:span></text:p>
          </table:table-cell>
          <table:table-cell table:style-name="Tabela48.A1" office:value-type="string">
            <text:p text:style-name="P7"><text:span text:style-name="Strong"><text:span text:style-name="T1">Tipo</text:span></text:span></text:p>
          </table:table-cell>
          <table:table-cell table:style-name="Tabela48.A1" office:value-type="string">
            <text:p text:style-name="P7"><text:span text:style-name="Strong"><text:span text:style-name="T1">Descrição</text:span></text:span></text:p>
          </table:table-cell>
          <table:table-cell table:style-name="Tabela48.A1" office:value-type="string">
            <text:p text:style-name="P7"><text:span text:style-name="Strong"><text:span text:style-name="T1">Observação</text:span></text:span></text:p>
          </table:table-cell>
        </table:table-row>
        <table:table-row table:style-name="Tabela48.1">
          <table:table-cell table:style-name="Tabela48.A2" office:value-type="string">
            <text:p text:style-name="P7"><text:span text:style-name="T1">0</text:span></text:p>
          </table:table-cell>
          <table:table-cell table:style-name="Tabela48.A2" office:value-type="string">
            <text:p text:style-name="P7"><text:span text:style-name="T2">i</text:span><text:span text:style-name="T1">d</text:span></text:p>
          </table:table-cell>
          <table:table-cell table:style-name="Tabela48.A2" office:value-type="string">
            <text:p text:style-name="P11"><text:span text:style-name="T1">Integer</text:span></text:p>
          </table:table-cell>
          <table:table-cell table:style-name="Tabela48.A2" office:value-type="string">
            <text:p text:style-name="P7"><text:span text:style-name="T1">Identificador único do uniforme.</text:span></text:p>
          </table:table-cell>
          <table:table-cell table:style-name="Tabela48.A2" office:value-type="string">
            <text:p text:style-name="P7"><text:span text:style-name="T1">Primary Key</text:span></text:p>
          </table:table-cell>
        </table:table-row>
        <table:table-row table:style-name="Tabela48.1">
          <table:table-cell table:style-name="Tabela48.A2" office:value-type="string">
            <text:p text:style-name="P7"><text:span text:style-name="T1">1</text:span></text:p>
          </table:table-cell>
          <table:table-cell table:style-name="Tabela48.A2" office:value-type="string">
            <text:p text:style-name="P7"><text:span text:style-name="T2">s</text:span><text:span text:style-name="T1">igla</text:span></text:p>
          </table:table-cell>
          <table:table-cell table:style-name="Tabela48.A2" office:value-type="string">
            <text:p text:style-name="P11"><text:span text:style-name="T1">String</text:span></text:p>
          </table:table-cell>
          <table:table-cell table:style-name="Tabela48.A2" office:value-type="string">
            <text:p text:style-name="P7"><text:span text:style-name="T1">Sigla do nome do Uniforme.</text:span></text:p>
          </table:table-cell>
          <table:table-cell table:style-name="Tabela48.A2" office:value-type="string">
            <text:p text:style-name="P12"><text:span text:style-name="T1">Not null</text:span></text:p>
          </table:table-cell>
        </table:table-row>
        <table:table-row table:style-name="Tabela48.1">
          <table:table-cell table:style-name="Tabela48.A2" office:value-type="string">
            <text:p text:style-name="P7"><text:span text:style-name="T1">2</text:span></text:p>
          </table:table-cell>
          <table:table-cell table:style-name="Tabela48.A2" office:value-type="string">
            <text:p text:style-name="P8"><text:span text:style-name="T1">uniforme</text:span></text:p>
          </table:table-cell>
          <table:table-cell table:style-name="Tabela48.A2" office:value-type="string">
            <text:p text:style-name="P11"><text:span text:style-name="T1">String</text:span></text:p>
          </table:table-cell>
          <table:table-cell table:style-name="Tabela48.A2" office:value-type="string">
            <text:p text:style-name="P7"><text:span text:style-name="T1">Nome completo do Uniforme.</text:span></text:p>
          </table:table-cell>
          <table:table-cell table:style-name="Tabela48.A2" office:value-type="string">
            <text:p text:style-name="P7"><text:span text:style-name="T1">Not null</text:span></text:p>
          </table:table-cell>
        </table:table-row>
        <table:table-row table:style-name="Tabela48.1">
          <table:table-cell table:style-name="Tabela48.A2" office:value-type="string">
            <text:p text:style-name="P7"><text:span text:style-name="T1">3</text:span></text:p>
          </table:table-cell>
          <table:table-cell table:style-name="Tabela48.A2" office:value-type="string">
            <text:p text:style-name="P7"><text:span text:style-name="T1">descricao</text:span></text:p>
          </table:table-cell>
          <table:table-cell table:style-name="Tabela48.A2" office:value-type="string">
            <text:p text:style-name="P11"><text:span text:style-name="T1">String</text:span></text:p>
          </table:table-cell>
          <table:table-cell table:style-name="Tabela48.A2" office:value-type="string">
            <text:p text:style-name="P7"><text:span text:style-name="T1">Descrição das partes do uniforme.</text:span></text:p>
          </table:table-cell>
          <table:table-cell table:style-name="Tabela48.A2" office:value-type="string">
            <text:p text:style-name="P7"><text:span text:style-name="T1">Not null</text:span></text:p>
          </table:table-cell>
        </table:table-row>
        <table:table-row table:style-name="Tabela48.1">
          <table:table-cell table:style-name="Tabela48.A2" office:value-type="string">
            <text:p text:style-name="P7"><text:span text:style-name="T1">4</text:span></text:p>
          </table:table-cell>
          <table:table-cell table:style-name="Tabela48.A2" office:value-type="string">
            <text:p text:style-name="P9"><text:span text:style-name="T1">created_at</text:span></text:p>
          </table:table-cell>
          <table:table-cell table:style-name="Tabela48.A2" office:value-type="string">
            <text:p text:style-name="P7"><text:span text:style-name="T1">Timestamp</text:span></text:p>
          </table:table-cell>
          <table:table-cell table:style-name="Tabela48.A2" office:value-type="string">
            <text:p text:style-name="P9"><text:span text:style-name="T1">Data de criação da Tabela.</text:span></text:p>
          </table:table-cell>
          <table:table-cell table:style-name="Tabela48.A2" office:value-type="string">
            <text:p text:style-name="P7"><text:span text:style-name="T1"><text:s/></text:span><text:span text:style-name="T3">Null</text:span></text:p>
          </table:table-cell>
        </table:table-row>
        <table:table-row table:style-name="Tabela48.1">
          <table:table-cell table:style-name="Tabela48.A7" office:value-type="string">
            <text:p text:style-name="P7"><text:span text:style-name="T1">4</text:span></text:p>
          </table:table-cell>
          <table:table-cell table:style-name="Tabela48.A7" office:value-type="string">
            <text:p text:style-name="P9"><text:span text:style-name="T1">updated_at</text:span></text:p>
          </table:table-cell>
          <table:table-cell table:style-name="Tabela48.A7" office:value-type="string">
            <text:p text:style-name="P7"><text:span text:style-name="T1">Timestamp</text:span></text:p>
          </table:table-cell>
          <table:table-cell table:style-name="Tabela48.A7" office:value-type="string">
            <text:p text:style-name="P7"><text:span text:style-name="T1">Data do últim</text:span><text:span text:style-name="T4">a alteração da tabela.</text:span></text:p>
          </table:table-cell>
          <table:table-cell table:style-name="Tabela48.A7" office:value-type="string">
            <text:p text:style-name="P7"><text:span text:style-name="T1"><text:s/>Null</text:span></text:p>
          </table:table-cell>
        </table:table-row>
      </table:table>
      <text:p text:style-name="P17">Fonte: O Autor (20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roman" style:font-pitch="variable" fo:font-size="10pt" fo:font-style="italic" fo:font-weight="bold" style:font-size-asian="10pt" style:font-style-asian="italic" style:font-weight-asian="bold" style:font-size-complex="9pt" style:font-style-complex="italic"/>
    </style:style>
    <style:style style:name="LegendaAutor" style:family="paragraph" style:parent-style-name="Standard" style:default-outline-level="">
      <style:paragraph-properties fo:margin-left="0.63cm" fo:margin-right="-0.6cm" fo:margin-top="0cm" fo:margin-bottom="0cm" loext:contextual-spacing="false" fo:line-height="100%" fo:text-indent="-0.63cm" style:auto-text-indent="false"/>
      <style:text-properties style:font-name="Arial" fo:font-family="Arial" style:font-family-generic="roman" style:font-pitch="variable" fo:font-size="9pt" style:font-name-asian="Calibri" style:font-family-asian="Calibri" style:font-family-generic-asian="system" style:font-pitch-asian="variable" style:font-size-asian="9pt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1:21:12.245547950</meta:creation-date>
    <dc:date>2016-09-17T13:02:38.573498070</dc:date>
    <meta:editing-duration>PT1H18M49S</meta:editing-duration>
    <meta:editing-cycles>10</meta:editing-cycles>
    <meta:generator>LibreOffice/5.1.4.2$Linux_X86_64 LibreOffice_project/10m0$Build-2</meta:generator>
    <meta:document-statistic meta:table-count="2" meta:image-count="0" meta:object-count="0" meta:page-count="1" meta:paragraph-count="109" meta:word-count="206" meta:character-count="1311" meta:non-whitespace-character-count="1212"/>
  </office:meta>
</office:document-meta>
</file>